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weight="bold" style:font-weight-asian="bold" style:font-name-complex="Times New Roman1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>
        <style:tab-stops>
          <style:tab-stop style:position="0.5909in"/>
        </style:tab-stops>
      </style:paragraph-properties>
      <style:text-properties style:font-name="Times New Roman" style:font-name-complex="Times New Roman1"/>
    </style:style>
    <style:style style:name="P5" style:family="paragraph" style:parent-style-name="Standard" style:list-style-name="WWNum1"/>
    <style:style style:name="P6" style:family="paragraph" style:parent-style-name="Standard" style:list-style-name="WWNum2"/>
    <style:style style:name="P7" style:family="paragraph" style:parent-style-name="Standard">
      <style:paragraph-properties>
        <style:tab-stops>
          <style:tab-stop style:position="0.5909in"/>
        </style:tab-stops>
      </style:paragraph-properties>
    </style:style>
    <style:style style:name="P8" style:family="paragraph" style:parent-style-name="Standard" style:list-style-name="WWNum2">
      <style:paragraph-properties>
        <style:tab-stops>
          <style:tab-stop style:position="0.5909in"/>
        </style:tab-stops>
      </style:paragraph-properties>
    </style:style>
    <style:style style:name="P9" style:family="paragraph" style:parent-style-name="Standard" style:list-style-name="WWNum4">
      <style:paragraph-properties>
        <style:tab-stops>
          <style:tab-stop style:position="0.5909in"/>
        </style:tab-stops>
      </style:paragraph-properties>
    </style:style>
    <style:style style:name="P10" style:family="paragraph" style:parent-style-name="Standard" style:list-style-name="WWNum5"/>
    <style:style style:name="P11" style:family="paragraph" style:parent-style-name="Standard" style:list-style-name="WWNum4"/>
    <style:style style:name="P12" style:family="paragraph" style:parent-style-name="Standard">
      <style:text-properties officeooo:paragraph-rsid="00100df8"/>
    </style:style>
    <style:style style:name="P13" style:family="paragraph" style:parent-style-name="Standard" style:master-page-name="Standard">
      <style:paragraph-properties style:page-number="auto"/>
      <style:text-properties officeooo:rsid="00100df8" officeooo:paragraph-rsid="00100df8"/>
    </style:style>
    <style:style style:name="P14" style:family="paragraph" style:parent-style-name="Text_20_body">
      <style:text-properties style:font-name="Times New Roman" style:font-name-complex="Times New Roman1"/>
    </style:style>
    <style:style style:name="P15" style:family="paragraph" style:parent-style-name="Text_20_body" style:list-style-name="WWNum3">
      <style:paragraph-properties>
        <style:tab-stops>
          <style:tab-stop style:position="0.5909in"/>
        </style:tab-stops>
      </style:paragraph-properties>
    </style:style>
    <style:style style:name="P16" style:family="paragraph" style:parent-style-name="Text_20_body">
      <style:paragraph-properties fo:margin-top="0in" fo:margin-bottom="0in" style:contextual-spacing="false"/>
    </style:style>
    <style:style style:name="P17" style:family="paragraph" style:parent-style-name="Text_20_body" style:list-style-name="WWNum2">
      <style:paragraph-properties fo:margin-top="0in" fo:margin-bottom="0in" style:contextual-spacing="false" style:line-height-at-least="0.1665in">
        <style:tab-stops>
          <style:tab-stop style:position="0.4909in"/>
        </style:tab-stops>
      </style:paragraph-properties>
    </style:style>
    <style:style style:name="P18" style:family="paragraph" style:parent-style-name="Text_20_body" style:list-style-name="WWNum3">
      <style:paragraph-properties fo:margin-top="0in" fo:margin-bottom="0in" style:contextual-spacing="false"/>
    </style:style>
    <style:style style:name="P19" style:family="paragraph" style:parent-style-name="Text_20_body">
      <style:paragraph-properties fo:margin-top="0in" fo:margin-bottom="0in" style:contextual-spacing="false"/>
      <style:text-properties fo:font-weight="normal" style:font-weight-asian="normal"/>
    </style:style>
    <style:style style:name="T1" style:family="text">
      <style:text-properties fo:font-size="18pt" fo:font-weight="bold" style:font-size-asian="18pt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" fo:font-weight="normal" style:font-weight-asian="normal" style:font-name-complex="Times New Roman1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text:span text:style-name="T1">DBMSL-GROUP A</text:span></text:p>
      <text:p text:style-name="P1"><text:span text:style-name="T1">Assignments A1-A4</text:span></text:p>
      <text:p text:style-name="Standard"/>
      <text:p text:style-name="Standard"/>
      <text:p text:style-name="Standard"><text:span text:style-name="T2">Assignment No 1</text:span></text:p>
      <text:p text:style-name="Standard"/>
      <text:p text:style-name="Standard">Please find below references for MySql Architecture and also refer Korth book for Relational database architecture. Also you can added some more reference.<text:line-break/><text:line-break/>1. <text:a xlink:type="simple" xlink:href="http://www.datadisk.co.uk/html_docs/mysql/architecture.htm"><text:span text:style-name="Internet_20_link">http://www.datadisk.co.uk/html</text:span></text:a><text:line-break/><text:line-break/>2. <text:a xlink:type="simple" xlink:href="https://s2.smu.edu/~rkotamarti/mysql.pdf"><text:span text:style-name="Internet_20_link">https://s2.smu.edu/~rkotamarti</text:span></text:a><text:line-break/></text:p>
      <text:p text:style-name="Standard"/>
      <text:p text:style-name="Standard"><text:span text:style-name="T7">Comparative study of Mysql and Oracle (Added as per FDP discussion)</text:span></text:p>
      <text:p text:style-name="Standard"/>
      <text:p text:style-name="Standard"/>
      <text:p text:style-name="Standard"><text:span text:style-name="T2">Assignment No 2</text:span></text:p>
      <text:p text:style-name="Standard"><text:span text:style-name="T2">Create following tables in MYSQL</text:span></text:p>
      <text:p text:style-name="P2"/>
      <text:p text:style-name="Standard"><text:span text:style-name="T4">Customer(</text:span><text:span text:style-name="T5">cust_no</text:span><text:span text:style-name="T4">,cust_fname,cust_lname,cust_company,cust_addr,city,cust_phone)</text:span></text:p>
      <text:p text:style-name="Standard"><text:span text:style-name="T4">order(</text:span><text:span text:style-name="T5">order_no</text:span><text:span text:style-name="T4">,cust_no,ISBN,qty,odate);</text:span></text:p>
      <text:p text:style-name="Standard"><text:span text:style-name="T4">book(</text:span><text:span text:style-name="T5">ISBN</text:span><text:span text:style-name="T4">,title,unit_price,author_no,publisher_no,pub_year);</text:span></text:p>
      <text:p text:style-name="Standard"><text:span text:style-name="T4">author(</text:span><text:span text:style-name="T5">author_no</text:span><text:span text:style-name="T4">,author_name,country)</text:span></text:p>
      <text:p text:style-name="Standard"><text:span text:style-name="T4">publisher(</text:span><text:span text:style-name="T5">publisher_no</text:span><text:span text:style-name="T4">,publisher_name,publisher_addr,year);</text:span></text:p>
      <text:p text:style-name="P2"/>
      <text:p text:style-name="Standard"><text:span text:style-name="T2">Note:Use referential integrity constraints while creating tables with on delete cascade options.</text:span></text:p>
      <text:p text:style-name="P2"/>
      <text:p text:style-name="Standard"><text:span text:style-name="T4">Create view, index, sequence and synonym based on above tables.</text:span></text:p>
      <text:p text:style-name="P2"/>
      <text:p text:style-name="P2"/>
      <text:p text:style-name="Standard"><text:span text:style-name="T2">Assignment No 3</text:span></text:p>
      <text:p text:style-name="P2"/>
      <text:p text:style-name="Standard"><text:span text:style-name="T4">Use the tables created in assignment no 2 and execute the following queries:</text:span></text:p>
      <text:p text:style-name="P3"/>
      <text:list xml:id="list2771738228933131623" text:style-name="WWNum1">
        <text:list-item>
          <text:p text:style-name="P5"><text:span text:style-name="T4">Insert at least 10 records in customer table and insert other tables accordingly. </text:span></text:p>
        </text:list-item>
        <text:list-item>
          <text:p text:style-name="P5"><text:span text:style-name="T4">Display all customer details with city pune and mumbai and customer first name starting with 'p' or 'h'.</text:span></text:p>
        </text:list-item>
        <text:list-item>
          <text:p text:style-name="P5"><text:span text:style-name="T4">lists the number of different customer cities.(use of distinct)</text:span></text:p>
        </text:list-item>
        <text:list-item>
          <text:p text:style-name="P5"><text:span text:style-name="T4">Give 5% increase in price of the books with publishing year 2015. ( use of update)</text:span></text:p>
        </text:list-item>
        <text:list-item>
          <text:p text:style-name="P5"><text:span text:style-name="T4">Delete customer details living in pune.</text:span></text:p>
        </text:list-item>
        <text:list-item>
          <text:p text:style-name="P5"><text:span text:style-name="T4">Find the names of authors living in India or Australia (use of UNION)</text:span></text:p>
        </text:list-item>
        <text:list-item>
          <text:p text:style-name="P5"><text:span text:style-name="T4">Find the publishers who are established in year 2015 as well as in 2016 (use of INTERSECT)</text:span></text:p>
        </text:list-item>
        <text:list-item>
          <text:p text:style-name="P5"><text:span text:style-name="T4">Find the book having maximum price and find titles of book having price between 300 and 400. (use of <text:s/>max and between)</text:span></text:p>
        </text:list-item>
        <text:list-item>
          <text:p text:style-name="P5"><text:span text:style-name="T4">Display all titles of books with price and published year in decreasing order of publishing year.</text:span></text:p>
        </text:list-item>
        <text:list-item>
          <text:p text:style-name="P5"><text:span text:style-name="T4">Display title,author_no and publisher_no of all books published in 2000,2004,2006. (use of IN)</text:span></text:p>
        </text:list-item>
      </text:list>
      <text:p text:style-name="Standard"><text:soft-page-break/><text:tab/><text:tab/><text:tab/><text:tab/><text:tab/><text:tab/><text:tab/><text:tab/><text:tab/><text:tab/><text:tab/><text:tab/><text:tab/><text:tab/><text:tab/><text:tab/><text:tab/></text:p>
      <text:p text:style-name="P1"><text:span text:style-name="T3">OR</text:span></text:p>
      <text:p text:style-name="Standard"><text:span text:style-name="T2">Assignment No 2</text:span></text:p>
      <text:p text:style-name="P14"/>
      <text:p text:style-name="Text_20_body"><text:span text:style-name="T4">Consider the following relational Schema. </text:span></text:p>
      <text:p text:style-name="P16"><text:span text:style-name="T4">Departments (</text:span><text:span text:style-name="T5">dept_id </text:span><text:span text:style-name="T4">, dept_name )</text:span></text:p>
      <text:p text:style-name="P16"><text:span text:style-name="T4">Professors (</text:span><text:span text:style-name="T5">prof_id ,</text:span><text:span text:style-name="T4">prof_fname , prof_lname, dept_id,designation,salary,doj,email,phone,city )</text:span></text:p>
      <text:p text:style-name="P16"><text:span text:style-name="T4">works(prof_id,dept_id,duration)</text:span></text:p>
      <text:p text:style-name="P16"><text:span text:style-name="T4">Shift (</text:span><text:span text:style-name="T5">prof_id,shift,working_hours</text:span><text:span text:style-name="T4">)</text:span></text:p>
      <text:p text:style-name="P2"/>
      <text:p text:style-name="Standard"><text:span text:style-name="T2">Note:Use referential integrity constraints while creating tables with on delete cascade options.</text:span></text:p>
      <text:p text:style-name="P2"/>
      <text:p text:style-name="Standard"><text:span text:style-name="T4">Create view, index, sequence and synonym based on above tables.</text:span></text:p>
      <text:p text:style-name="Standard"/>
      <text:p text:style-name="Standard"><text:span text:style-name="T2">Assignment No 3</text:span></text:p>
      <text:p text:style-name="P2"/>
      <text:p text:style-name="Standard"><text:span text:style-name="T4">Use the tables created in assignment no 2 and execute the following queries:</text:span></text:p>
      <text:list xml:id="list6916435177389556192" text:style-name="WWNum2">
        <text:list-item>
          <text:p text:style-name="P17"><text:span text:style-name="T4">Insert atleast 10 records in professors table and insert other tables accordingly.</text:span></text:p>
        </text:list-item>
        <text:list-item>
          <text:p text:style-name="P6"><text:span text:style-name="T4">Display all professors details with city pune and mumbai and professor first name starting with 'a' or 'd'.</text:span></text:p>
        </text:list-item>
        <text:list-item>
          <text:p text:style-name="P6"><text:span text:style-name="T4">list the number of different cities of professors.(use of distinct)</text:span></text:p>
        </text:list-item>
        <text:list-item>
          <text:p text:style-name="P6"><text:span text:style-name="T4">Give 5% increase in salary of the professors with date of joining 1-1-2015. ( use of update)</text:span></text:p>
        </text:list-item>
        <text:list-item>
          <text:p text:style-name="P6"><text:span text:style-name="T4">Delete professor details living in pune.</text:span></text:p>
        </text:list-item>
        <text:list-item>
          <text:p text:style-name="P6"><text:span text:style-name="T4">Find the names of professors belonging to pune or mumbai(use of UNION)</text:span></text:p>
        </text:list-item>
        <text:list-item>
          <text:p text:style-name="P6"><text:span text:style-name="T4">Find the professors who joined on date 1-1-2015 as well as in 1-1-2016 (use of INTERSECT)</text:span></text:p>
        </text:list-item>
        <text:list-item>
          <text:p text:style-name="P6"><text:span text:style-name="T4">Find the professor having maximum salary and names of professors having salary between 10,000 and 20,000. (use of <text:s/>max and between)</text:span></text:p>
        </text:list-item>
        <text:list-item>
          <text:p text:style-name="P6"><text:span text:style-name="T4">Display all professors name with salary and date of joining with decreasing order of salary.</text:span></text:p>
        </text:list-item>
        <text:list-item>
          <text:p text:style-name="P8"><text:span text:style-name="T4">Display professors name, date of joining and dept_id with salary 30000, 40000 and 50000 (use of IN).</text:span></text:p>
        </text:list-item>
      </text:list>
      <text:p text:style-name="P4"/>
      <text:p text:style-name="P7"><text:span text:style-name="T3">A2: Guidelines</text:span></text:p>
      <text:p text:style-name="P4"/>
      <text:list xml:id="list2021096711715177625" text:style-name="WWNum3">
        <text:list-item>
          <text:p text:style-name="P15"><text:span text:style-name="T6">Synonym not supported in MySql. Required to include example from oracle in write-up. </text:span></text:p>
        </text:list-item>
        <text:list-item>
          <text:p text:style-name="P18"><text:span text:style-name="T7">Sequence should be implemented with AUTO_INCREMENT. Concept of sequence from oracle must be included in write-up.</text:span></text:p>
        </text:list-item>
        <text:list-item>
          <text:p text:style-name="P18"><text:span text:style-name="T7">Take JDBC connectivity for A2. (Front-end : Java, Back-End: MySql)</text:span></text:p>
        </text:list-item>
        <text:list-item>
          <text:p text:style-name="P18"><text:span text:style-name="T7">Simple view, Index(simple,unique,composite and text – show index after creation) and sequence implementation can be shown using JDBC with any sample table.</text:span></text:p>
        </text:list-item>
      </text:list>
      <text:p text:style-name="P19"/>
      <text:p text:style-name="P19"/>
      <text:p text:style-name="P19"/>
      <text:p text:style-name="P4"/>
      <text:p text:style-name="Standard"><text:soft-page-break/><text:span text:style-name="T2">Assignment No 4 (based on Book schema)</text:span></text:p>
      <text:p text:style-name="P2"/>
      <text:p text:style-name="Standard"><text:span text:style-name="T2">Use the tables created in assignment no 2 and execute the following queries:</text:span></text:p>
      <text:p text:style-name="P2"/>
      <text:list xml:id="list255385129109280409" text:style-name="WWNum5">
        <text:list-item>
          <text:p text:style-name="P10"><text:span text:style-name="T4">Find Customer details and order details using NATURAL JOIN.</text:span></text:p>
        </text:list-item>
        <text:list-item>
          <text:p text:style-name="P10"><text:span text:style-name="T4">Find the book_ title, author_name, country. (INNER JOIN)</text:span></text:p>
        </text:list-item>
        <text:list-item>
          <text:p text:style-name="P10"><text:span text:style-name="T4">Find the customer ID, name and order_no of customers who have never placed an order. (LEFT/RIGHT)</text:span></text:p>
        </text:list-item>
        <text:list-item>
          <text:p text:style-name="P10"><text:span text:style-name="T4">Find the Title, ISBN, order_no of the books for which order is not placed. (LEFT/RIGHT)</text:span></text:p>
        </text:list-item>
        <text:list-item>
          <text:p text:style-name="P10"><text:span text:style-name="T4">Display cust_fname, title,author_no,publisher_year where ISBN=1234. (JOINING more than 2 tables)</text:span></text:p>
        </text:list-item>
        <text:list-item>
          <text:p text:style-name="P10"><text:span text:style-name="T4">Display the total number of books and customer name.( USE OF COUNT, ANY JOIN)</text:span></text:p>
        </text:list-item>
        <text:list-item>
          <text:p text:style-name="P10"><text:span text:style-name="T4">List the cust_id, order_no and ISBN with books having title 'mysql'. (sub query- IN)</text:span></text:p>
        </text:list-item>
        <text:list-item>
          <text:p text:style-name="P10"><text:span text:style-name="T4">Find the names of all the companies that ordered books in the year 2015. (sub query, Between)</text:span></text:p>
        </text:list-item>
        <text:list-item>
          <text:p text:style-name="P10">Create view showing the author and book details. (COMPLEX VIEW)</text:p>
        </text:list-item>
        <text:list-item>
          <text:p text:style-name="P10">Perform Manipulation on <text:s/>simple view-Insert, update, delete, drop view.</text:p>
        </text:list-item>
      </text:list>
      <text:p text:style-name="Standard"/>
      <text:p text:style-name="P12"><text:span text:style-name="T4">Customer(</text:span><text:span text:style-name="T5">cust_no</text:span><text:span text:style-name="T4">,cust_fname,cust_lname,cust_company,cust_addr,city,cust_phone)</text:span></text:p>
      <text:p text:style-name="P12"><text:span text:style-name="T4">order(</text:span><text:span text:style-name="T5">order_no</text:span><text:span text:style-name="T4">,cust_no,ISBN,qty,odate);</text:span></text:p>
      <text:p text:style-name="P12"><text:span text:style-name="T4">book(</text:span><text:span text:style-name="T5">ISBN</text:span><text:span text:style-name="T4">,title,unit_price,author_no,publisher_no,pub_year);</text:span></text:p>
      <text:p text:style-name="P12"><text:span text:style-name="T4">author(</text:span><text:span text:style-name="T5">author_no</text:span><text:span text:style-name="T4">,author_name,country)</text:span></text:p>
      <text:p text:style-name="P12"><text:span text:style-name="T4">publisher(</text:span><text:span text:style-name="T5">publisher_no</text:span><text:span text:style-name="T4">,publisher_name,publisher_addr,year);</text:span></text:p>
      <text:p text:style-name="Standard"/>
      <text:p text:style-name="Standard"><text:tab/><text:tab/><text:tab/><text:span text:style-name="T8">OR</text:span></text:p>
      <text:p text:style-name="Standard"/>
      <text:p text:style-name="Standard"><text:span text:style-name="T2">Assignment No 4(based on professor schema)</text:span></text:p>
      <text:p text:style-name="P2"/>
      <text:p text:style-name="Standard"><text:span text:style-name="T2">Use the tables created in assignment no 2 and execute the following queries:</text:span></text:p>
      <text:list xml:id="list5292356352017549509" text:style-name="WWNum4">
        <text:list-item>
          <text:p text:style-name="P11"><text:span text:style-name="T4">Find the professor details and department details using NATURAL JOIN.</text:span></text:p>
        </text:list-item>
        <text:list-item>
          <text:p text:style-name="P11"><text:span text:style-name="T4">Find the prof_id, prof_name and <text:s/>shift. (INNER JOIN)</text:span></text:p>
        </text:list-item>
        <text:list-item>
          <text:p text:style-name="P11"><text:span text:style-name="T4">List all the department details and the corresponding names of professors in the same department.(left outer join)</text:span></text:p>
        </text:list-item>
        <text:list-item>
          <text:p text:style-name="P11"><text:span text:style-name="T4">List all the professors and the corresponding names of department.(right outer join)</text:span></text:p>
        </text:list-item>
        <text:list-item>
          <text:p text:style-name="P11"><text:span text:style-name="T4">Display professor name, dept_name, shift, salary where prof_id = 101;(multitable join)</text:span></text:p>
        </text:list-item>
        <text:list-item>
          <text:p text:style-name="P11"><text:span text:style-name="T4">list the total number of professor in each department.(count and any join,groupby)</text:span></text:p>
        </text:list-item>
        <text:list-item>
          <text:p text:style-name="P11"><text:span text:style-name="T4">List the prof_id associated department and the dept_name having name ‘computer’;(subquery)</text:span></text:p>
        </text:list-item>
        <text:list-item>
          <text:p text:style-name="P11"><text:span text:style-name="T4">Find the names of all departments where the professors joined in year 2015 (or date of joining is 1-1-2015).(subquery)</text:span></text:p>
        </text:list-item>
        <text:list-item>
          <text:p text:style-name="P11">Create view showing the professor and shift details. (COMPLEX VIEW)</text:p>
        </text:list-item>
        <text:list-item>
          <text:p text:style-name="P9"><text:span text:style-name="T4">Perform Manipulation on simple view-Insert, update, delete, drop view.</text:span></text:p>
        </text:list-item>
      </text:list>
      <text:p text:style-name="P4"/>
      <text:p text:style-name="P4"/>
      <text:p text:style-name="P4"/>
      <text:p text:style-name="P7"><text:span text:style-name="T3">A4: Guidelines</text:span></text:p>
      <text:p text:style-name="P7"><text:span text:style-name="T6">Natural Join, Inner Join/Equi Join, Left Outer Join, Right Outer Join, Count+Join, 2 queries on Subquery, complex view and manipulation on simple view must be cove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WenQuanYi Zen Hei Sharp" style:font-family-asian="'WenQuanYi Zen Hei Sharp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0" style:family="text">
      <style:text-properties style:font-name-complex="Times New Roman1" style:font-family-complex="'Times New Roman'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437in" style:layout-grid-ruby-height="0.022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11:43</meta:creation-date>
    <dc:language>en</dc:language>
    <dc:date>2018-07-11T09:54:50.865722089</dc:date>
    <meta:editing-cycles>2</meta:editing-cycles>
    <meta:editing-duration>PT10M48S</meta:editing-duration>
    <meta:generator>LibreOffice/4.2.8.2$Linux_X86_64 LibreOffice_project/420$Build-2</meta:generator>
    <dc:creator>pict </dc:creator>
    <meta:document-statistic meta:table-count="0" meta:image-count="0" meta:object-count="0" meta:page-count="3" meta:paragraph-count="85" meta:word-count="865" meta:character-count="5964" meta:non-whitespace-character-count="5196"/>
  </office:meta>
</office:document-meta>
</file>